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subtitle">
      <style:graphic-properties draw:fill-color="#ffffff" draw:auto-grow-height="true" fo:min-height="1.435cm"/>
      <style:paragraph-properties style:writing-mode="lr-tb"/>
    </style:style>
    <style:style style:name="pr4" style:family="presentation" style:parent-style-name="BrightBlue-subtitle">
      <style:graphic-properties draw:fill-color="#ffffff" draw:auto-grow-height="true" fo:min-height="1.27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rightBlue-outline1">
      <style:graphic-properties fo:min-height="9.501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pr8" style:family="presentation" style:parent-style-name="BrightBlue-title">
      <style:graphic-properties fo:min-height="2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578cm" presentation:class="title">
          <draw:text-box>
            <text:p>Christian Approach to<text:line-break/>Engineering Leadership</text:p>
          </draw:text-box>
        </draw:frame>
        <draw:frame presentation:style-name="pr2" draw:text-style-name="P3" draw:layer="layout" svg:width="25cm" svg:height="9.5cm" svg:x="1.5cm" svg:y="4cm" presentation:class="subtitle">
          <draw:text-box>
            <text:p text:style-name="P2">Lessons learned and</text:p>
            <text:p text:style-name="P2">how to move forward</text:p>
          </draw:text-box>
        </draw:frame>
        <draw:frame presentation:style-name="pr3" draw:text-style-name="P3" draw:layer="layout" svg:width="6.755cm" svg:height="1.435cm" svg:x="20.955cm" svg:y="13.97cm">
          <draw:text-box>
            <text:p text:style-name="P2">William Floyd</text:p>
          </draw:text-box>
        </draw:frame>
        <draw:frame presentation:style-name="pr4" draw:text-style-name="P3" draw:layer="layout" svg:width="6.35cm" svg:height="1.27cm" svg:x="0.635cm" svg:y="13.97cm">
          <draw:text-box>
            <text:p text:style-name="P2">2021-04-2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3 Weaknesses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Timidity</text:p>
                <text:list>
                  <text:list-item>
                    <text:p>Fear gets in the way of what I know I should do</text:p>
                  </text:list-item>
                </text:list>
              </text:list-item>
              <text:list-item>
                <text:p>Failure to build others up</text:p>
                <text:list>
                  <text:list-item>
                    <text:p>Too much importance on results and not on people</text:p>
                  </text:list-item>
                </text:list>
              </text:list-item>
              <text:list-item>
                <text:p>Not reading the room</text:p>
                <text:list>
                  <text:list-item>
                    <text:p>Struggle to read people and situations, and don’t act quickly enough when I do se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2.5cm" svg:x="1.4cm" svg:y="0.75cm" presentation:class="title" presentation:user-transformed="true">
          <draw:text-box>
            <text:p>Timidity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Overconfident in some ways, not enough in others</text:p>
                <text:list>
                  <text:list-item>
                    <text:p>When not 100% sure, I often do nothing, and so usually need encouragement from others</text:p>
                  </text:list-item>
                  <text:list-item>
                    <text:p>When 100% sure, often go about it the wrong way</text:p>
                  </text:list-item>
                </text:list>
              </text:list-item>
              <text:list-item>
                <text:p>Don’t realise strengths or areas improved in</text:p>
                <text:list>
                  <text:list-item>
                    <text:p>Shame/guilt from prior failures</text:p>
                  </text:list-item>
                </text:list>
              </text:list-item>
              <text:list-item>
                <text:p>Exagerate and wallow in weaknesses</text:p>
                <text:list>
                  <text:list-item>
                    <text:p>No change in behaviour, only remorse for negative consequenc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>
            <draw:text-box>
              <text:p>For God has not given us a spirit of fear and timidity, but of power, love, and self-discipline.</text:p>
              <text:p/>
            </draw:text-box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2.5cm" svg:x="1.4cm" svg:y="0.75cm" presentation:class="title" presentation:user-transformed="true">
          <draw:text-box>
            <text:p>How can I do better? (Timidity)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Trust in the Lord to give me strength and wisdom</text:p>
                <text:list>
                  <text:list-item>
                    <text:p>2 Timothy 1:7</text:p>
                  </text:list-item>
                </text:list>
              </text:list-item>
              <text:list-item>
                <text:p>Do things even when I have no guarantees</text:p>
                <text:list>
                  <text:list-item>
                    <text:p>Do my best, God takes care of the rest</text:p>
                  </text:list-item>
                </text:list>
              </text:list-item>
              <text:list-item>
                <text:p>Accept failures and don’t get stuck</text:p>
                <text:list>
                  <text:list-item>
                    <text:p>Don’t let myself get stuck in my own head</text:p>
                  </text:list-item>
                  <text:list-item>
                    <text:p>Don’t ignore the problem</text:p>
                    <text:list>
                      <text:list-item>
                        <text:p>Develop a plan to do better next time</text:p>
                      </text:list-item>
                      <text:list-item>
                        <text:p>Make right the situation at ha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>
            <draw:text-box>
              <text:p>For God has not given us a spirit of fear and timidity, but of power, love, and self-discipline.</text:p>
              <text:p/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2.5cm" svg:x="1.4cm" svg:y="0.75cm" presentation:class="title" presentation:user-transformed="true">
          <draw:text-box>
            <text:p>Failure to build others up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Results are put over people</text:p>
                <text:list>
                  <text:list-item>
                    <text:p>I take on too much for myself</text:p>
                  </text:list-item>
                  <text:list-item>
                    <text:p>Results are usually good, but the success or failure is solely mine</text:p>
                  </text:list-item>
                </text:list>
              </text:list-item>
              <text:list-item>
                <text:p>Leaves others unempowered</text:p>
                <text:list>
                  <text:list-item>
                    <text:p>No room for growth or learning, only tasks they are already capable of</text:p>
                  </text:list-item>
                  <text:list-item>
                    <text:p>Prevents them proving me wrong and being capable</text:p>
                  </text:list-item>
                </text:list>
              </text:list-item>
              <text:list-item>
                <text:p>Positive aspects of others are not emphasized</text:p>
                <text:list>
                  <text:list-item>
                    <text:p>Take for granted what others do, or can do</text:p>
                  </text:list-item>
                  <text:list-item>
                    <text:p>Think about what weaknesses others have</text:p>
                    <text:list>
                      <text:list-item>
                        <text:p>I keep this to myself, but it affects my interactions negative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>
            <draw:text-box>
              <text:p>For God has not given us a spirit of fear and timidity, but of power, love, and self-discipline.</text:p>
              <text:p/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2.5cm" svg:x="1.4cm" svg:y="0.75cm" presentation:class="title" presentation:user-transformed="true">
          <draw:text-box>
            <text:p>How can I do better? (Building)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Trust others to do good work more often</text:p>
                <text:list>
                  <text:list-item>
                    <text:p>If work is good enough, don’t replace it!</text:p>
                  </text:list-item>
                  <text:list-item>
                    <text:p>Let others take charge of their work</text:p>
                    <text:list>
                      <text:list-item>
                        <text:p>Celebrate what others do well</text:p>
                      </text:list-item>
                      <text:list-item>
                        <text:p>Encourage others in doing even better – let them learn and grow</text:p>
                      </text:list-item>
                    </text:list>
                  </text:list-item>
                </text:list>
              </text:list-item>
              <text:list-item>
                <text:p>Ask for other’s opinions before giving my own</text:p>
                <text:list>
                  <text:list-item>
                    <text:p>Give them a fair chance, listen before speaking</text:p>
                  </text:list-item>
                  <text:list-item>
                    <text:p>Be humble in correcting and correction</text:p>
                  </text:list-item>
                </text:list>
              </text:list-item>
              <text:list-item>
                <text:p>Push others to do good work by my example</text:p>
                <text:list>
                  <text:list-item>
                    <text:p>Don’t make others feel bad if my measure is unreali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>
            <draw:text-box>
              <text:p><text:span text:style-name="T1">For God has not given us a spirit of fear and timidity, but of power, love, and self-discipline.</text:span></text:p>
              <text:p><text:span text:style-name="T1"/></text:p>
            </draw:text-box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2.5cm" svg:x="1.4cm" svg:y="0.75cm" presentation:class="title" presentation:user-transformed="true">
          <draw:text-box>
            <text:p>Not reading the room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Not checking on what other people think</text:p>
                <text:list>
                  <text:list-item>
                    <text:p>Steamrolling through meetings</text:p>
                  </text:list-item>
                  <text:list-item>
                    <text:p>Letting things go over other people’s heads</text:p>
                  </text:list-item>
                </text:list>
              </text:list-item>
              <text:list-item>
                <text:p>Assuming people are too slow when I’m misunderstood</text:p>
                <text:list>
                  <text:list-item>
                    <text:p>I am probably just moving too fast or am not clear enough</text:p>
                  </text:list-item>
                </text:list>
              </text:list-item>
              <text:list-item>
                <text:p>When I do get a feeling, I don’t act on it</text:p>
                <text:list>
                  <text:list-item>
                    <text:p>I never get to see if my feeling is correct because I don’t 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>
            <draw:text-box>
              <text:p>For God has not given us a spirit of fear and timidity, but of power, love, and self-discipline.</text:p>
              <text:p/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2.5cm" svg:x="1.4cm" svg:y="0.75cm" presentation:class="title" presentation:user-transformed="true">
          <draw:text-box>
            <text:p>How can I do better? (Reading)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Be bold, take initiative and act</text:p>
                <text:list>
                  <text:list-item>
                    <text:p>Trust God to lead me</text:p>
                  </text:list-item>
                  <text:list-item>
                    <text:p>Don’t overthink, or assume unduly, but begin trusting my intuition</text:p>
                  </text:list-item>
                </text:list>
              </text:list-item>
              <text:list-item>
                <text:p>Put myself in other people’s shoes</text:p>
                <text:list>
                  <text:list-item>
                    <text:p>Determine what would be good for me, and how that might make them feel</text:p>
                  </text:list-item>
                </text:list>
              </text:list-item>
              <text:list-item>
                <text:p>Be mindful of different perspectives and opinions</text:p>
                <text:list>
                  <text:list-item>
                    <text:p>What may not bother me may bother another (<text:span text:style-name="T2">Times New Roman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>
            <draw:text-box>
              <text:p><text:span text:style-name="T1">For God has not given us a spirit of fear and timidity, but of power, love, and self-discipline.</text:span></text:p>
              <text:p><text:span text:style-name="T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pt" style:font-size-asian="22pt" style:font-size-complex="22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outline1">
      <style:graphic-properties fo:min-height="9.135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Mpr1" draw:text-style-name="MP5" draw:layer="backgroundobjects" svg:width="25cm" svg:height="9.5cm" svg:x="1.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5T15:17:42.860298121</meta:creation-date>
    <meta:editing-duration>PT29M44S</meta:editing-duration>
    <meta:editing-cycles>7</meta:editing-cycles>
    <meta:generator>LibreOffice/7.1.2.2$Linux_X86_64 LibreOffice_project/10$Build-2</meta:generator>
    <dc:title>Bright Blue</dc:title>
    <dc:date>2021-04-26T18:05:46.489386211</dc:date>
    <meta:document-statistic meta:object-count="56"/>
  </office:meta>
</office:document-meta>
</file>